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1.894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10.266cm" fo:break-before="auto" style:use-optimal-row-height="true"/>
    </style:style>
    <style:style style:name="ro8" style:family="table-row">
      <style:table-row-properties style:row-height="2.632cm" fo:break-before="auto" style:use-optimal-row-height="true"/>
    </style:style>
    <style:style style:name="ro9" style:family="table-row">
      <style:table-row-properties style:row-height="5.212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4.844cm" fo:break-before="auto" style:use-optimal-row-height="true"/>
    </style:style>
    <style:style style:name="ro14" style:family="table-row">
      <style:table-row-properties style:row-height="8.16cm" fo:break-before="auto" style:use-optimal-row-height="true"/>
    </style:style>
    <style:style style:name="ro15" style:family="table-row">
      <style:table-row-properties style:row-height="3cm" fo:break-before="auto" style:use-optimal-row-height="true"/>
    </style:style>
    <style:style style:name="ro16" style:family="table-row">
      <style:table-row-properties style:row-height="3.738cm" fo:break-before="auto" style:use-optimal-row-height="true"/>
    </style:style>
    <style:style style:name="ro17" style:family="table-row">
      <style:table-row-properties style:row-height="12.188cm" fo:break-before="auto" style:use-optimal-row-height="true"/>
    </style:style>
    <style:style style:name="ro18" style:family="table-row">
      <style:table-row-properties style:row-height="20.456cm" fo:break-before="auto" style:use-optimal-row-height="true"/>
    </style:style>
    <style:style style:name="ro19" style:family="table-row">
      <style:table-row-properties style:row-height="11.109cm" fo:break-before="auto" style:use-optimal-row-height="true"/>
    </style:style>
    <style:style style:name="ro20" style:family="table-row">
      <style:table-row-properties style:row-height="36.567cm" fo:break-before="auto" style:use-optimal-row-height="true"/>
    </style:style>
    <style:style style:name="ro21" style:family="table-row">
      <style:table-row-properties style:row-height="22.35cm" fo:break-before="auto" style:use-optimal-row-height="true"/>
    </style:style>
    <style:style style:name="ro22" style:family="table-row">
      <style:table-row-properties style:row-height="7.422cm" fo:break-before="auto" style:use-optimal-row-height="true"/>
    </style:style>
    <style:style style:name="ro23" style:family="table-row">
      <style:table-row-properties style:row-height="27.3cm" fo:break-before="auto" style:use-optimal-row-height="true"/>
    </style:style>
    <style:style style:name="ro24" style:family="table-row">
      <style:table-row-properties style:row-height="23.483cm" fo:break-before="auto" style:use-optimal-row-height="true"/>
    </style:style>
    <style:style style:name="ro25" style:family="table-row">
      <style:table-row-properties style:row-height="22.509cm" fo:break-before="auto" style:use-optimal-row-height="true"/>
    </style:style>
    <style:style style:name="ro26" style:family="table-row">
      <style:table-row-properties style:row-height="16.611cm" fo:break-before="auto" style:use-optimal-row-height="true"/>
    </style:style>
    <style:style style:name="ro27" style:family="table-row">
      <style:table-row-properties style:row-height="7.054cm" fo:break-before="auto" style:use-optimal-row-height="true"/>
    </style:style>
    <style:style style:name="ro28" style:family="table-row">
      <style:table-row-properties style:row-height="10.74cm" fo:break-before="auto" style:use-optimal-row-height="true"/>
    </style:style>
    <style:style style:name="ro29" style:family="table-row">
      <style:table-row-properties style:row-height="26.931cm" fo:break-before="auto" style:use-optimal-row-height="true"/>
    </style:style>
    <style:style style:name="ro30" style:family="table-row">
      <style:table-row-properties style:row-height="21.034cm" fo:break-before="auto" style:use-optimal-row-height="true"/>
    </style:style>
    <style:style style:name="ro31" style:family="table-row">
      <style:table-row-properties style:row-height="15.138cm" fo:break-before="auto" style:use-optimal-row-height="true"/>
    </style:style>
    <style:style style:name="ro32" style:family="table-row">
      <style:table-row-properties style:row-height="8.897cm" fo:break-before="auto" style:use-optimal-row-height="true"/>
    </style:style>
    <style:style style:name="ro33" style:family="table-row">
      <style:table-row-properties style:row-height="5.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1" style:font-size-asian="8pt" style:language-asian="es" style:country-asian="ES"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8"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1"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2" style:family="table-cell" style:parent-style-name="Default" style:data-style-name="N100">
      <style:text-properties style:font-name="Arial" fo:font-size="8pt" style:font-size-asian="8pt" style:font-size-complex="8pt"/>
    </style:style>
    <style:style style:name="ce43"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4"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T9"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1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8" style:family="text">
      <style:text-properties fo:font-size="10pt" style:font-size-asian="10pt" style:font-size-complex="10pt"/>
    </style:style>
    <style:style style:name="T19"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20"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1" style:family="text">
      <style:text-properties style:use-window-font-color="true" style:font-name="Arial1" fo:font-size="10pt" fo:language="en" fo:country="GB" fo:font-style="normal" fo:font-weight="bold" style:font-name-asian="Arial" style:font-size-asian="10pt" style:language-asian="zxx" style:country-asian="none" style:font-name-complex="Arial1" style:font-size-complex="10pt" style:font-weight-complex="bold"/>
    </style:style>
    <style:style style:name="T22"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23"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24"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5"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26"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7"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8"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9"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30"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2"/>
        <table:table-column table:style-name="co1" table:default-cell-style-name="ce44"/>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1" table:number-columns-repeated="235"/>
          <table:table-cell table:style-name="ce43"/>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table:table-cell table:style-name="ce5"/>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General</text:p>
          </table:table-cell>
          <table:table-cell office:value-type="string">
            <text:p>10</text:p>
          </table:table-cell>
          <table:table-cell office:value-type="string">
            <text:p>Descripción</text:p>
          </table:table-cell>
          <table:table-cell office:value-type="string">
            <text:p>Description</text:p>
          </table:table-cell>
          <table:table-cell table:style-name="ce15" office:value-type="string">
            <text:p>Description</text:p>
          </table:table-cell>
          <table:table-cell table:style-name="ce5" office:value-type="string">
            <text:p>Descr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style-name="ce10" office:value-type="string">
            <text:p>General information about the database, which should contain: \n-Period\n-Number of reports\n-Sources of information\n-General description of database.</text:p>
          </table:table-cell>
          <table:table-cell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table:number-columns-repeated="2" office:value-type="string">
            <text:p>Sources*</text:p>
          </table:table-cell>
          <table:table-cell table:number-columns-repeated="12"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table:number-columns-repeated="2" office:value-type="string">
            <text:p>Synopsis*</text:p>
          </table:table-cell>
          <table:table-cell table:number-columns-repeated="12"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table:number-columns-repeated="2" office:value-type="string">
            <text:p>Observations*</text:p>
          </table:table-cell>
          <table:table-cell table:number-columns-repeated="12"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table:number-columns-repeated="2" office:value-type="string">
            <text:p>Geography*</text:p>
          </table:table-cell>
          <table:table-cell table:number-columns-repeated="12"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table:number-columns-repeated="2" office:value-type="string">
            <text:p>Carthography*</text:p>
          </table:table-cell>
          <table:table-cell table:number-columns-repeated="12"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table:number-columns-repeated="2" office:value-type="string">
            <text:p>Link*</text:p>
          </table:table-cell>
          <table:table-cell table:number-columns-repeated="12"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consultation in Module DesConsultar module.</text:p>
          </table:table-cell>
          <table:table-cell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De 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8"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7">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8"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7">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text:span><text:span text:style-name="T7">que la localización corresponda a unidades geográficas </text:span><text:span text:style-name="T7">correctas. Encontrará que muchos de los errores (p. ej. un </text:span><text:span text:style-name="T7">municipio o condado que no pertenece a un cierto estado) </text:span><text:span text:style-name="T7">pueden ser detectados por DesInventar. En otros casos, </text:span><text:span text:style-name="T7">sobre todo a partir de fuentes hemerográficas, la resolución </text:span><text:span text:style-name="T7">detallada no está disponible porque no hay seguridad sobre </text:span><text:span text:style-name="T7">cuáles de estos niveles fueron afectados; por ello, los </text:span><text:span text:style-name="T7">niveles subordinados de la geografía nó son estrictamente </text:span><text:span text:style-name="T7">obligatorios. No obstante, se espera que siempre se registre </text:span><text:span text:style-name="T7">el nivel geogr</text:span><text:span text:style-name="T8">áfico que corresponde a la resolución de la </text:span><text:span text:style-name="T8">base de datos (el de mayor detalle), ya que, de lo contrario, </text:span><text:span text:style-name="T8">se asumirá que el desastre ocurrió en todos los elementos </text:span><text:span text:style-name="T8">(unidades geográficas) del nivel superior, lo que por </text:span><text:span text:style-name="T8">supuesto influye negativamente en la calidad de la base de </text:span><text:span text:style-name="T8">datos.</text:span></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Placer</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2">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text:span><text:span text:style-name="T8">proceso de control de calidad de la base de datos. Escoja </text:span><text:span text:style-name="T8">una opción para guardar esta ficha.</text:span></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13">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text:span><text:span text:style-name="T9">de tierra deslizada, valor de las </text:span><text:span text:style-name="T9">precipitaciones, etc.) o descripciones breves </text:span><text:span text:style-name="T9">tales como -leve-, -medio-, -alto-, </text:span><text:span text:style-name="T9">-extremo-, etc.</text:span></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3">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13">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15">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Visé</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Les personnes 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Manquant</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Victim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Foyers touché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Perte de valeur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Perte de valeur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Du secteur de la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6">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8"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8">R. Relocated, T. Transport, Vd. Homes </text:span><text:span text:style-name="T28">destroyed, Ac. Aqueduct, Va. Homes Affected, En. Energy, </text:span><text:span text:style-name="T28">V. Routes, I. Industry, A. Agriculture, Al. Sewerage, P. </text:span><text:span text:style-name="T28">Fishing, C. Communications, S. Health, Ma. Magnitude, Ed. </text:span><text:span text:style-name="T22">Education, Fe. Date of the end of an event which covers a </text:span><text:span text:style-name="T22">long period. Vp. Loss Value.</text:span><text:span text:style-name="T29"> </text:span></text:p>
          </table:table-cell>
          <table:table-cell table:style-name="ce38"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8">R. Relocated, T. Transport, Vd. Homes </text:span><text:span text:style-name="T28">destroyed, Ac. Aqueduct, Va. Homes Affected, En. Energy, </text:span><text:span text:style-name="T28">V. Routes, I. Industry, A. Agriculture, Al. Sewerage, P. </text:span><text:span text:style-name="T28">Fishing, C. Communications, S. Health, Ma. Magnitude, Ed. </text:span><text:span text:style-name="T22">Education, Fe. Date of the end of an event which covers a </text:span><text:span text:style-name="T22">long period. Vp. Loss Value.</text:span><text:span text:style-name="T29">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D'épuration des eaux usée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L'é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ports) grouped by selected events.</text:p>
          </table:table-cell>
          <table:table-cell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ports) grouped by selected geographical units.</text:p>
          </table:table-cell>
          <table:table-cell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ports) grouped by selected causes.</text:p>
          </table:table-cell>
          <table:table-cell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lt;span class='titulo'&gt;What is DesInventar?&lt;/span&gt;&lt;p align='justify'&gt;<text:span text:style-name="T16">Until the mid-1990’s, </text:span><text:span text:style-name="T16">systematic information about the </text:span><text:span text:style-name="T16">occurrence of daily disasters of small </text:span><text:span text:style-name="T16">and medium impact was not available in </text:span><text:span text:style-name="T16">Latin America, nor in the Andean Sub-</text:span><text:span text:style-name="T16">region. <text:s/>From 1994, the creation of a </text:span><text:span text:style-name="T16">common conceptual and </text:span><text:span text:style-name="T16">methodological framework was begun </text:span><text:span text:style-name="T16">by groups of researchers, </text:span><text:span text:style-name="T16">academicians, and institutional actors </text:span><text:span text:style-name="T16">linked to the Network of Social Studies </text:span><text:span text:style-name="T16">in the Prevention of Disasters in Latin </text:span><text:span text:style-name="T16">America (Red de Estudios Sociales en </text:span><text:span text:style-name="T16">Prevención de Desastres en América </text:span><text:span text:style-name="T16">Latina - LA RED). These groups </text:span><text:span text:style-name="T16">conceptualised a system of acquisition, </text:span><text:span text:style-name="T16">consultation and display of information </text:span><text:span text:style-name="T16">about disasters of small, medium and </text:span><text:span text:style-name="T16">greater impact, based on pre-existing </text:span><text:span text:style-name="T16">data, newspaper sources and </text:span><text:span text:style-name="T16">institutional reports in nine countries in </text:span><text:span text:style-name="T16">Latin America. <text:s/>The developed </text:span><text:span text:style-name="T16">conceptualisation, methodology and </text:span><text:span text:style-name="T16">software tool is called Disaster </text:span><text:span text:style-name="T16">Inventory System - DesInventar </text:span><text:span text:style-name="T16">(Sistema de Inventario de Desastres – </text:span><text:span text:style-name="T16">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16">For more information: &lt;br&gt;&lt;ul&gt;&lt;a </text:span><text:span text:style-name="T16">href='#' onclick='runWin('../doc/?</text:span><text:span text:style-name="T16">m=metguide', </text:span><text:span text:style-name="T16">'doc');'&gt;Methodology&lt;/a&gt;&lt;br&gt;&lt;a </text:span><text:span text:style-name="T16">href='http://www.desinventar.org/' </text:span><text:span text:style-name="T16">target=desinv&gt;www.desinventar.org&lt;/a</text:span><text:span text:style-name="T16">&gt;&lt;/ul&gt;</text:span>&lt;/p&gt;</text:p>
          </table:table-cell>
          <table:table-cell office:value-type="string">
            <text:p>&lt;span class='titulo'&gt;What is DesInventar?&lt;/span&gt;&lt;p align='justify'&gt;<text:span text:style-name="T16">Until the mid-1990’s, </text:span><text:span text:style-name="T16">systematic information about the </text:span><text:span text:style-name="T16">occurrence of daily disasters of small </text:span><text:span text:style-name="T16">and medium impact was not available in </text:span><text:span text:style-name="T16">Latin America, nor in the Andean Sub-</text:span><text:span text:style-name="T16">region. <text:s/>From 1994, the creation of a </text:span><text:span text:style-name="T16">common conceptual and </text:span><text:span text:style-name="T16">methodological framework was begun </text:span><text:span text:style-name="T16">by groups of researchers, </text:span><text:span text:style-name="T16">academicians, and institutional actors </text:span><text:span text:style-name="T16">linked to the Network of Social Studies </text:span><text:span text:style-name="T16">in the Prevention of Disasters in Latin </text:span><text:span text:style-name="T16">America (Red de Estudios Sociales en </text:span><text:span text:style-name="T16">Prevención de Desastres en América </text:span><text:span text:style-name="T16">Latina - LA RED). These groups </text:span><text:span text:style-name="T16">conceptualised a system of acquisition, </text:span><text:span text:style-name="T16">consultation and display of information </text:span><text:span text:style-name="T16">about disasters of small, medium and </text:span><text:span text:style-name="T16">greater impact, based on pre-existing </text:span><text:span text:style-name="T16">data, newspaper sources and </text:span><text:span text:style-name="T16">institutional reports in nine countries in </text:span><text:span text:style-name="T16">Latin America. <text:s/>The developed </text:span><text:span text:style-name="T16">conceptualisation, methodology and </text:span><text:span text:style-name="T16">software tool is called Disaster </text:span><text:span text:style-name="T16">Inventory System - DesInventar </text:span><text:span text:style-name="T16">(Sistema de Inventario de Desastres – </text:span><text:span text:style-name="T16">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16">For more information: &lt;br&gt;&lt;ul&gt;&lt;a </text:span><text:span text:style-name="T16">href='#' onclick='runWin('../doc/?</text:span><text:span text:style-name="T16">m=metguide', </text:span><text:span text:style-name="T16">'doc');'&gt;Methodology&lt;/a&gt;&lt;br&gt;&lt;a </text:span><text:span text:style-name="T16">href='http://www.desinventar.org/' </text:span><text:span text:style-name="T16">target=desinv&gt;www.desinventar.org&lt;/a</text:span><text:span text:style-name="T16">&gt;&lt;/ul&gt;</text:span>&lt;/p&gt;</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5">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7">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7">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18">The Network of Social Studies in the Prevention </text:span><text:span text:style-name="T18">of Disasters, constituted in 1992, formulated in </text:span><text:span text:style-name="T18">its Agenda of Research and Organic </text:span><text:span text:style-name="T18">Constitution that:&lt;br&gt;&lt;br&gt;-</text:span><text:span text:style-name="T19">Population growth </text:span><text:span text:style-name="T19">and the processes of urbanisation, tendencies </text:span><text:span text:style-name="T19">in the occupation of territory, growing poverty in </text:span><text:span text:style-name="T19">important segments of the population, the </text:span><text:span text:style-name="T19">utilisation of inadequate technological systems </text:span><text:span text:style-name="T19">in the construction of homes and in the </text:span><text:span text:style-name="T19">endowment of basic infrastructure, and </text:span><text:span text:style-name="T19">inadequate organisational systems, among </text:span><text:span text:style-name="T19">others, have continually increased the </text:span><text:span text:style-name="T19">vulnerability of the population when faced with </text:span><text:span text:style-name="T19">an ample diversity of physical-natural events-.</text:span></text:p>
          </table:table-cell>
          <table:table-cell table:style-name="ce34" office:value-type="string">
            <text:p>The Network of Social Studies in the Prevention of Disasters, constituted in 1992, formulated in its Agenda of Research and Organic Constitution that:&lt;br&gt;&lt;br&gt;-<text:span text:style-name="T23">Population growth and the processes of </text:span><text:span text:style-name="T23">urbanisation, tendencies in the </text:span><text:span text:style-name="T23">occupation of territory, growing poverty </text:span><text:span text:style-name="T23">in important segments of the population, </text:span><text:span text:style-name="T23">the utilisation of inadequate </text:span><text:span text:style-name="T23">technological systems in the </text:span><text:span text:style-name="T23">construction of homes and in the </text:span><text:span text:style-name="T23">endowment of basic infrastructure, and </text:span><text:span text:style-name="T23">inadequate organisational systems, </text:span><text:span text:style-name="T23">among others, have continually </text:span><text:span text:style-name="T23">increased the vulnerability of the </text:span><text:span text:style-name="T23">population when faced with an ample </text:span><text:span text:style-name="T23">diversity of physical-natural 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9">In spite of this, there is, on the one hand, an </text:span><text:span text:style-name="T19">absence of systematic, homogeneous and </text:span><text:span text:style-name="T19">comparable registers, about the typology of </text:span><text:span text:style-name="T19">disasters, understood as the adverse effects of </text:span><text:span text:style-name="T19">an occurrence of threatening events under </text:span><text:span text:style-name="T19">conditions of vulnerability in every region, </text:span><text:span text:style-name="T19">country or city; and on the other hand, the </text:span><text:span text:style-name="T19">conception that disasters should only be </text:span><text:span text:style-name="T19">considered in terms of the effects of those </text:span><text:span text:style-name="T19">events of magnitude and great impact, has </text:span><text:span text:style-name="T19">made invisible thousands of annual disasters </text:span><text:span text:style-name="T19">which occur sporadically in the countries of </text:span><text:span text:style-name="T19">regions such as Latin America and the </text:span><text:span text:style-name="T19">Caribbean, Asia and Africa.&lt;br&gt;&lt;br&gt;</text:span><text:span text:style-name="T18">In contrast, </text:span><text:span text:style-name="T18">in many countries there are institutions and </text:span><text:span text:style-name="T18">researchers interested in this topic, who use </text:span><text:span text:style-name="T18">diverse tools to systematise the information </text:span><text:span text:style-name="T18">about disasters: generally they log information </text:span><text:span text:style-name="T18">in databases or physical files designed with </text:span><text:span text:style-name="T18">specific criteria and particular or regional </text:span><text:span text:style-name="T18">interests, and in dissimilar formats. Additionally, </text:span><text:span text:style-name="T18">there exists a huge volume of information to </text:span><text:span text:style-name="T18">organise and systematise, principally from </text:span><text:span text:style-name="T18">newspaper sources. &lt;br&gt;&lt;br&gt;This disperse </text:span><text:span text:style-name="T18">information needs to be compiled, homogenised </text:span><text:span text:style-name="T18">and analysed. And, furthermore, it must be </text:span><text:span text:style-name="T18">geographically referenced, because disasters </text:span><text:span text:style-name="T18">(damaged communities and infrastructure), due </text:span><text:span text:style-name="T18">to the effects of each type of event (threats), are </text:span><text:span text:style-name="T18">regionalised variables.&lt;br&gt;&lt;br&gt;</text:span><text:span text:style-name="T19">A common </text:span><text:span text:style-name="T19">objective in the regions and countries of Latin </text:span><text:span text:style-name="T19">America and the Caribbean, Asia and Africa is </text:span><text:span text:style-name="T19">to generate capacity of both retrospective and </text:span><text:span text:style-name="T19">prospective analysis and of spatial-temporal </text:span><text:span text:style-name="T19">representation of the effects (disasters) derived </text:span><text:span text:style-name="T19">from conditions of threat and vulnerability, for </text:span><text:span text:style-name="T19">the application of risk management - from </text:span><text:span text:style-name="T19">mitigation work, to attention and recuperation </text:span><text:span text:style-name="T19">post-disaster. <text:s/>The qualitative and quantitative </text:span><text:span text:style-name="T19">evaluation of growth of vulnerability </text:span><text:span text:style-name="T19">necessitates a solid documental base and </text:span><text:span text:style-name="T19">register, as much for events from the past as for </text:span><text:span text:style-name="T19">those events occurring daily. <text:s/>In support of the </text:span><text:span text:style-name="T19">achievement of these common objectives from </text:span><text:span text:style-name="T19">diverse regions, LA RED began, at the end of </text:span><text:span text:style-name="T19">1993, the project Inventory of Disasters in Latin </text:span><text:span text:style-name="T19">America, which is its pilot phase consisted of: x) </text:span><text:span text:style-name="T19">discussion and agreement of conceptual criteria </text:span><text:span text:style-name="T19">and methodologies for the analytical treatment </text:span><text:span text:style-name="T19">of disasters, seen from diverse levels of spatial </text:span><text:span text:style-name="T19">resolution; x) gathering of information about </text:span><text:span text:style-name="T19">disasters during the period 1990-1999 from </text:span><text:span text:style-name="T19">available sources, in a sample of Latin </text:span><text:span text:style-name="T19">American countries (Mexico, Guatemala, El </text:span><text:span text:style-name="T19">Salvador, Costa Rica, Colombia, Ecuador, Peru </text:span><text:span text:style-name="T19">and Argentina); and x) development of a </text:span><text:span text:style-name="T19">software-based instrument for this </text:span><text:span text:style-name="T19">purpose.&lt;br&gt;</text:span><text:span text:style-name="T18">&lt;br&gt;</text:span><text:span text:style-name="T19">LA RED has developed this </text:span><text:span text:style-name="T19">methodology with the intention of providing the </text:span><text:span text:style-name="T19">diverse actors involved in activities for the </text:span><text:span text:style-name="T19">prevention and mitigation of disasters </text:span><text:span text:style-name="T19">(governments, national planning systems for </text:span><text:span text:style-name="T19">attention during emergencies and disasters, </text:span><text:span text:style-name="T19">regional and local preventative organisms, aid </text:span><text:span text:style-name="T19">organisms, international and bilateral agencies, </text:span><text:span text:style-name="T19">insurance companies, as well as organised </text:span><text:span text:style-name="T19">communities, the media, and researchers) with </text:span><text:span text:style-name="T19">greater capacity for the gathering, processing, </text:span><text:span text:style-name="T19">analysis and homogeneous representation of </text:span><text:span text:style-name="T19">disasters, understood as the adverse effects on </text:span><text:span text:style-name="T19">people, goods and infrastructure which are </text:span><text:span text:style-name="T19">vulnerable to socio-natural and natural </text:span><text:span text:style-name="T19">phenomena.</text:span></text:p>
          </table:table-cell>
          <table:table-cell table:style-name="ce12" office:value-type="string">
            <text:p><text:span text:style-name="T23">In spite of this, there is, on the one </text:span><text:span text:style-name="T23">hand, an absence of systematic, </text:span><text:span text:style-name="T23">homogeneous and comparable </text:span><text:span text:style-name="T23">registers, about the typology of </text:span><text:span text:style-name="T23">disasters, understood as the adverse </text:span><text:span text:style-name="T23">effects of an occurrence of threatening </text:span><text:span text:style-name="T23">events under conditions of vulnerability </text:span><text:span text:style-name="T23">in every region, country or city; and on </text:span><text:span text:style-name="T23">the other hand, the conception that </text:span><text:span text:style-name="T23">disasters should only be considered in </text:span><text:span text:style-name="T23">terms of the effects of those events of </text:span><text:span text:style-name="T23">magnitude and great impact, has made </text:span><text:span text:style-name="T23">invisible thousands of annual disasters </text:span><text:span text:style-name="T23">which occur sporadically in the </text:span><text:span text:style-name="T23">countries of regions such as Latin </text:span><text:span text:style-name="T23">America and the Caribbean, Asia and </text:span><text:span text:style-name="T23">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23">A common objective in the </text:span><text:span text:style-name="T23">regions and countries of Latin America </text:span><text:span text:style-name="T23">and the Caribbean, Asia and Africa is to </text:span><text:span text:style-name="T23">generate capacity of both retrospective </text:span><text:span text:style-name="T23">and prospective analysis and of spatial-</text:span><text:span text:style-name="T23">temporal representation of the effects </text:span><text:span text:style-name="T23">(disasters) derived from conditions of </text:span><text:span text:style-name="T23">threat and vulnerability, for the </text:span><text:span text:style-name="T23">application of risk management - from </text:span><text:span text:style-name="T23">mitigation work, to attention and </text:span><text:span text:style-name="T23">recuperation post-disaster. <text:s/>The </text:span><text:span text:style-name="T23">qualitative and quantitative evaluation of </text:span><text:span text:style-name="T23">growth of vulnerability necessitates a </text:span><text:span text:style-name="T23">solid documental base and register, as </text:span><text:span text:style-name="T23">much for events from the past as for </text:span><text:span text:style-name="T23">those events occurring daily. <text:s/>In support </text:span><text:span text:style-name="T23">of the achievement of these common </text:span><text:span text:style-name="T23">objectives from diverse regions, LA </text:span><text:span text:style-name="T23">RED began, at the end of 1993, the </text:span><text:span text:style-name="T23">project Inventory of Disasters in Latin </text:span><text:span text:style-name="T23">America, which is its pilot phase </text:span><text:span text:style-name="T23">consisted of: x) discussion and </text:span><text:span text:style-name="T23">agreement of conceptual criteria and </text:span><text:span text:style-name="T23">methodologies for the analytical </text:span><text:span text:style-name="T23">treatment of disasters, seen from </text:span><text:span text:style-name="T23">diverse levels of spatial resolution; x) </text:span><text:span text:style-name="T23">gathering of information about disasters </text:span><text:span text:style-name="T23">during the period 1990-1999 from </text:span><text:span text:style-name="T23">available sources, in a sample of Latin </text:span><text:span text:style-name="T23">American countries (Mexico, </text:span><text:span text:style-name="T23">Guatemala, El Salvador, Costa Rica, </text:span><text:span text:style-name="T23">Colombia, Ecuador, Peru and </text:span><text:span text:style-name="T23">Argentina); and x) development of a </text:span><text:span text:style-name="T23">software-based instrument for this </text:span><text:span text:style-name="T23">purpose.&lt;br&gt;</text:span>&lt;br&gt;<text:span text:style-name="T23">LA RED has developed </text:span><text:span text:style-name="T23">this methodology with the intention of </text:span><text:span text:style-name="T23">providing the diverse actors involved in </text:span><text:span text:style-name="T23">activities for the prevention and </text:span><text:span text:style-name="T23">mitigation of disasters (governments, </text:span><text:span text:style-name="T23">national planning systems for attention </text:span><text:span text:style-name="T23">during emergencies and disasters, </text:span><text:span text:style-name="T23">regional and local preventative </text:span><text:span text:style-name="T23">organisms, aid organisms, international </text:span><text:span text:style-name="T23">and bilateral agencies, insurance </text:span><text:span text:style-name="T23">companies, as well as organised </text:span><text:span text:style-name="T23">communities, the media, and </text:span><text:span text:style-name="T23">researchers) with greater capacity for </text:span><text:span text:style-name="T23">the gathering, processing, analysis and </text:span><text:span text:style-name="T23">homogeneous representation of </text:span><text:span text:style-name="T23">disasters, understood as the adverse </text:span><text:span text:style-name="T23">effects on people, goods and </text:span><text:span text:style-name="T23">infrastructure which are vulnerable to </text:span><text:span text:style-name="T23">socio-natural and natural phenomena.</text:span></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7"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6">&lt;li&gt;todos los inventarios cuentan </text:span><text:span text:style-name="T26">con las mismas variables para medir </text:span><text:span text:style-name="T26">efectos, y con una clasificación básica y </text:span><text:span text:style-name="T26">homogénea de eventos;&lt;/li&gt; &lt;li&gt;la </text:span><text:span text:style-name="T26">información acopiada y procesada se </text:span><text:span text:style-name="T26">ingresa en la escala del tiempo y a un nivel </text:span><text:span text:style-name="T26">espacial georreferenciado;&lt;/li&gt; &lt;li&gt;los </text:span><text:span text:style-name="T26">inventarios son tratados analíticamente, </text:span><text:span text:style-name="T26">mediante herramientas de sistemas, como </text:span><text:span text:style-name="T26">requisito básico para obtener visiones </text:span><text:span text:style-name="T26">espaciales y temporales de la ocurrencia de </text:span><text:span text:style-name="T26">desastres, para el apoyo de investigaciones </text:span><text:span text:style-name="T26">comparativas y como soporte para la </text:span><text:span text:style-name="T26">gestión de riesgos.&lt;/li&gt;</text:span></text:p>
          </table:table-cell>
          <table:table-cell table:style-name="ce38" office:value-type="string">
            <text:p><text:span text:style-name="T19">It is conceptual on the one hand, because it </text:span><text:span text:style-name="T19">does not only consider high-impact events on </text:span><text:span text:style-name="T19">regions or countries, but also sporadic effects of </text:span><text:span text:style-name="T19">this type of event on vulnerable communities at </text:span><text:span text:style-name="T19">a local scale, and on the other, because it also </text:span><text:span text:style-name="T19">considers as disasters all losses stemming from </text:span><text:span text:style-name="T19">impacts of phenomena which are natural, </text:span><text:span text:style-name="T19">technological or anthropological in origin, which </text:span><text:span text:style-name="T19">occur frequently in these </text:span><text:span text:style-name="T19">communities.&lt;br&gt;&lt;br&gt;It is methodological </text:span><text:span text:style-name="T19">because, based on definitions of adverse </text:span><text:span text:style-name="T19">effects and losses, it allows these to be placed</text:span><text:span text:style-name="T30"> </text:span><text:span text:style-name="T19"><text:s/></text:span><text:span text:style-name="T19">in function of the spatial-temporal variables in </text:span><text:span text:style-name="T19">which they take place. Because of this, it makes </text:span><text:span text:style-name="T19">the geographical representation of all variables </text:span><text:span text:style-name="T19">considered through the gathering of data </text:span><text:span text:style-name="T19">possible, so that it enables a vision of the event </text:span><text:span text:style-name="T19">starting from a local perspective to visions that </text:span><text:span text:style-name="T19">are integrated spatially at national scales, as </text:span><text:span text:style-name="T19">well as multi-temporal visions at these scales. </text:span><text:span text:style-name="T19">&lt;br&gt;&lt;br&gt;</text:span><text:span text:style-name="T18">It is a system which inventories </text:span><text:span text:style-name="T18">disasters; a methodology for registering </text:span><text:span text:style-name="T18">information about the characteristics and effects </text:span><text:span text:style-name="T18">of diverse types of disasters, with a special </text:span><text:span text:style-name="T18">interest in disasters at a regional or national </text:span><text:span text:style-name="T18">scale, which in turn enables a look at the </text:span><text:span text:style-name="T18">accumulation of these types of local disasters </text:span><text:span text:style-name="T18">from a national and regional </text:span><text:span text:style-name="T18">perspective.&lt;br&gt;&lt;br&gt;The methodology of </text:span><text:span text:style-name="T18">DesInventar, created so as to be flexible and </text:span><text:span text:style-name="T18">adaptable, is applicable to political-</text:span><text:span text:style-name="T18">administrative units of planning, management or </text:span><text:span text:style-name="T18">institutional operations, from national resolution </text:span><text:span text:style-name="T18">levels to detailed levels, for example, a city </text:span><text:span text:style-name="T18">grouped in neighbourhoods or </text:span><text:span text:style-name="T18">blocks.&lt;br&gt;&lt;br&gt;Thus, DesInventar is the </text:span><text:span text:style-name="T18">synthesis of a process by which research </text:span><text:span text:style-name="T18">groups, linked to LA RED, propose a unified </text:span><text:span text:style-name="T18">conceptual and methodological framework </text:span><text:span text:style-name="T18">which deals with disasters, and at the same </text:span><text:span text:style-name="T18">time, <text:s/>is an instrument for the development of its </text:span><text:span text:style-name="T18">proposed objectives. The basic criteria which </text:span><text:span text:style-name="T18">guide DesInventar are:&lt;br&gt;&lt;br&gt;All the </text:span><text:span text:style-name="T18">inventories use the same variables to measure </text:span><text:span text:style-name="T18">effects, and have the same basic and </text:span><text:span text:style-name="T18">homogeneous classification of </text:span><text:span text:style-name="T18">events.&lt;br&gt;Gathered and processed </text:span><text:span text:style-name="T18">information is input into a timescale and a </text:span><text:span text:style-name="T18">geographically references spatial </text:span><text:span text:style-name="T18">level.&lt;br&gt;&lt;br&gt;The inventories are treated </text:span><text:span text:style-name="T18">analytically, through system tools, as a basic </text:span><text:span text:style-name="T18">requisite to gain spatial and temporal visions of </text:span><text:span text:style-name="T18">the occurrence of disasters, in order to support </text:span><text:span text:style-name="T18">comparative research and risk management.</text:span></text:p>
          </table:table-cell>
          <table:table-cell table:style-name="ce38" office:value-type="string">
            <text:p><text:span text:style-name="T23">It is conceptual on the one hand, </text:span><text:span text:style-name="T23">because it does not only consider high-</text:span><text:span text:style-name="T23">impact events on regions or countries, </text:span><text:span text:style-name="T23">but also sporadic effects of this type of </text:span><text:span text:style-name="T23">event on vulnerable communities at a </text:span><text:span text:style-name="T23">local scale, and on the other, because it </text:span><text:span text:style-name="T23">also considers as disasters all losses </text:span><text:span text:style-name="T23">stemming from impacts of phenomena </text:span><text:span text:style-name="T23">which are natural, technological or </text:span><text:span text:style-name="T23">anthropological in origin, which occur </text:span><text:span text:style-name="T23">frequently in these </text:span><text:span text:style-name="T23">communities.&lt;br&gt;&lt;br&gt;It is </text:span><text:span text:style-name="T23">methodological because, based on </text:span><text:span text:style-name="T23">definitions of adverse effects and </text:span><text:span text:style-name="T23">losses, it allows these to be placed</text:span><text:span text:style-name="T27"> </text:span><text:span text:style-name="T23"><text:s/>in </text:span><text:span text:style-name="T23">function of the spatial-temporal </text:span><text:span text:style-name="T23">variables in which they take place. </text:span><text:span text:style-name="T23">Because of this, it makes the </text:span><text:span text:style-name="T23">geographical representation of all </text:span><text:span text:style-name="T23">variables considered through the </text:span><text:span text:style-name="T23">gathering of data possible, so that it </text:span><text:span text:style-name="T23">enables a vision of the event starting </text:span><text:span text:style-name="T23">from a local perspective to visions that </text:span><text:span text:style-name="T23">are integrated spatially at national </text:span><text:span text:style-name="T23">scales, as well as multi-temporal visions </text:span><text:span text:style-name="T23">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4">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9">In order to understand and use the geography </text:span><text:span text:style-name="T19">in DesInventar, two basic concepts should be </text:span><text:span text:style-name="T19">kept in mind: the </text:span><text:span text:style-name="T20">resolution</text:span><text:span text:style-name="T19">, which corresponds </text:span><text:span text:style-name="T19">to the level of spatial detail with which the data </text:span><text:span text:style-name="T19">should be registered, and which should be the </text:span><text:span text:style-name="T19">same for all records in the database; and the </text:span><text:span text:style-name="T20">hierarchy of zoning or geographic levels</text:span><text:span text:style-name="T19">, which </text:span><text:span text:style-name="T19">implies that the highest zoning level (that of the </text:span><text:span text:style-name="T19">least resolution) includes subordinate levels, </text:span><text:span text:style-name="T19">until you arrive at the chosen level as a </text:span><text:span text:style-name="T19">resolution in the database.</text:span></text:p>
          </table:table-cell>
          <table:table-cell table:style-name="ce35" office:value-type="string">
            <text:p><text:span text:style-name="T22">In order to understand and use the geography in </text:span><text:span text:style-name="T22">DesInventar, two basic concepts should be kept in mind: the </text:span><text:span text:style-name="T24">resolution</text:span><text:span text:style-name="T22">, which corresponds to the level of spatial detail </text:span><text:span text:style-name="T22">with which the data should be registered, and which should </text:span><text:span text:style-name="T22">be the same for all records in the database; and the </text:span><text:span text:style-name="T24">hierarchy of zoning or geographic levels</text:span><text:span text:style-name="T22">, which implies that </text:span><text:span text:style-name="T22">the highest zoning level (that of the least resolution) </text:span><text:span text:style-name="T22">includes subordinate levels, until you arrive at the chosen </text:span><text:span text:style-name="T22">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19">An event is a phenomenon – natural, socio-</text:span><text:span text:style-name="T19">natural or technological – which acts as a </text:span><text:span text:style-name="T21">detonator</text:span><text:span text:style-name="T19"> of adverse effects on human lives, </text:span><text:span text:style-name="T19">health, and/or economic or social infrastructure </text:span><text:span text:style-name="T19">in a community. In DesInventar, a list of pre-</text:span><text:span text:style-name="T19">defined events is used which allows the user to </text:span><text:span text:style-name="T19">choose the most relevant. Pre-defined events </text:span><text:span text:style-name="T19">should not be duplicated.</text:span></text:p>
          </table:table-cell>
          <table:table-cell table:style-name="ce36" office:value-type="string">
            <text:p><text:span text:style-name="T23">An event is a phenomenon – natural, </text:span><text:span text:style-name="T23">socio-natural or technological – which </text:span><text:span text:style-name="T23">acts as a </text:span><text:span text:style-name="T25">detonator</text:span><text:span text:style-name="T23"> of adverse effects </text:span><text:span text:style-name="T23">on human lives, health, and/or </text:span><text:span text:style-name="T23">economic or social infrastructure in a </text:span><text:span text:style-name="T23">community. In DesInventar, a list of pre-</text:span><text:span text:style-name="T23">defined events is used which allows the </text:span><text:span text:style-name="T23">user to choose the most relevant. Pre-</text:span><text:span text:style-name="T23">defined events should not be </text:span><text:span text:style-name="T23">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39"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23">In contrast to </text:span><text:span text:style-name="T23">specialised institutions such as </text:span><text:span text:style-name="T23">meteorological and seismological </text:span><text:span text:style-name="T23">services, DesInventar does not include </text:span><text:span text:style-name="T23">all events (normal rainfall which does </text:span><text:span text:style-name="T23">not produce adverse effects, tremors of </text:span><text:span text:style-name="T23">low magnitude and intensity, floods in </text:span><text:span text:style-name="T23">regions that are unoccupied or </text:span><text:span text:style-name="T23">uncultivated. DesInventar does not </text:span><text:span text:style-name="T23">intend to make inventories of events</text:span><text:span text:style-name="T27"> </text:span><text:span text:style-name="T23">, </text:span><text:span text:style-name="T23">and much less to replace those </text:span><text:span text:style-name="T23">information services of environmental </text:span><text:span text:style-name="T23">variables in different countries. Only </text:span><text:span text:style-name="T23">events which have generated some </text:span><text:span text:style-name="T23">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25">Predefined Events</text:span><text:span text:style-name="T23">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39"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23">In contrast to </text:span><text:span text:style-name="T23">specialised institutions such as </text:span><text:span text:style-name="T23">meteorological and seismological </text:span><text:span text:style-name="T23">services, DesInventar does not include </text:span><text:span text:style-name="T23">all events (normal rainfall which does </text:span><text:span text:style-name="T23">not produce adverse effects, tremors of </text:span><text:span text:style-name="T23">low magnitude and intensity, floods in </text:span><text:span text:style-name="T23">regions that are unoccupied or </text:span><text:span text:style-name="T23">uncultivated. DesInventar does not </text:span><text:span text:style-name="T23">intend to make inventories of events</text:span><text:span text:style-name="T27"> </text:span><text:span text:style-name="T23">, </text:span><text:span text:style-name="T23">and much less to replace those </text:span><text:span text:style-name="T23">information services of environmental </text:span><text:span text:style-name="T23">variables in different countries. Only </text:span><text:span text:style-name="T23">events which have generated some </text:span><text:span text:style-name="T23">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25">Predefined Events</text:span><text:span text:style-name="T23">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s/></text:p>
          </table:table-cell>
          <table:table-cell table:number-columns-repeated="236"/>
        </table:table-row>
        <table:table-row table:style-name="ro25">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0"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3">In some cases, the cause </text:span><text:span text:style-name="T23">is attributed to phenomena of wider </text:span><text:span text:style-name="T23">spatial or energy coverage </text:span><text:span text:style-name="T23">(earthquakes, hurricanes, etc.) which </text:span><text:span text:style-name="T23">would thus encapsulate other, obviously </text:span><text:span text:style-name="T23">fundamental, variables such as </text:span><text:span text:style-name="T23">planning and use of land, overcrowding </text:span><text:span text:style-name="T23">and deterioration of living conditions for </text:span><text:span text:style-name="T23">large sections of the population, etc. </text:span><text:span text:style-name="T23">&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3">The theme of </text:span><text:span text:style-name="T23">multi-causality of disasters is still an </text:span><text:span text:style-name="T23">area for academic and conceptual </text:span><text:span text:style-name="T23">debate, and one which DesInventar </text:span><text:span text:style-name="T23">does not intend to cover. For this </text:span><text:span text:style-name="T23">reason, we have left open the possibility </text:span><text:span text:style-name="T23">of creating new causes, although it is </text:span><text:span text:style-name="T23">recommended that users first try to </text:span><text:span text:style-name="T23">adjust their cause to the pre-defined list. </text:span><text:span text:style-name="T23">&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0"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3">In some cases, the cause </text:span><text:span text:style-name="T23">is attributed to phenomena of wider </text:span><text:span text:style-name="T23">spatial or energy coverage </text:span><text:span text:style-name="T23">(earthquakes, hurricanes, etc.) which </text:span><text:span text:style-name="T23">would thus encapsulate other, obviously </text:span><text:span text:style-name="T23">fundamental, variables such as </text:span><text:span text:style-name="T23">planning and use of land, overcrowding </text:span><text:span text:style-name="T23">and deterioration of living conditions for </text:span><text:span text:style-name="T23">large sections of the population, etc. </text:span><text:span text:style-name="T23">&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3">The theme of </text:span><text:span text:style-name="T23">multi-causality of disasters is still an </text:span><text:span text:style-name="T23">area for academic and conceptual </text:span><text:span text:style-name="T23">debate, and one which DesInventar </text:span><text:span text:style-name="T23">does not intend to cover. For this </text:span><text:span text:style-name="T23">reason, we have left open the possibility </text:span><text:span text:style-name="T23">of creating new causes, although it is </text:span><text:span text:style-name="T23">recommended that users first try to </text:span><text:span text:style-name="T23">adjust their cause to the pre-defined list. </text:span><text:span text:style-name="T23">&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6">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7">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2">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22">DesInventar 8 is the implementation of software on the </text:span><text:span text:style-name="T22">Internet of the current methodology of DesInventar, which </text:span><text:span text:style-name="T22">inherits the functionality of previous versions. DesInventar 8 </text:span><text:span text:style-name="T22">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12" office:value-type="string">
            <text:p><text:span text:style-name="T22">DesInventar 8 is the implementation of software on the </text:span><text:span text:style-name="T22">Internet of the current methodology of DesInventar, which </text:span><text:span text:style-name="T22">inherits the functionality of previous versions. DesInventar 8 </text:span><text:span text:style-name="T22">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9">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30">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31">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32">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3">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number-rows-repeated="65321">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22/09/2009</text:date>, <text:time>14:28: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date>2009-09-22T14:28:00.28</dc:date>
    <meta:editing-cycles>263</meta:editing-cycles>
    <meta:editing-duration>PT90H31M54S</meta:editing-duration>
    <dc:creator>Mario Yandar</dc:creator>
    <meta:document-statistic meta:table-count="1" meta:cell-count="4044" meta:object-count="0"/>
    <meta:user-defined meta:name="Info 1"/>
    <meta:user-defined meta:name="Info 2"/>
    <meta:user-defined meta:name="Info 3"/>
    <meta:user-defined meta:name="Info 4"/>
  </office:meta>
</office:document-meta>
</file>